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45.8" calcext:value-type="float">
            <text:p>45.8</text:p>
          </table:table-cell>
          <table:table-cell table:formula="of:=[.B424]*60" office:value-type="float" office:value="2748" calcext:value-type="float">
            <text:p>2748</text:p>
          </table:table-cell>
          <table:table-cell office:value-type="float" office:value="19.1" calcext:value-type="float">
            <text:p>19.1</text:p>
          </table:table-cell>
          <table:table-cell office:value-type="float" office:value="296" calcext:value-type="float">
            <text:p>296</text:p>
          </table:table-cell>
          <table:table-cell office:value-type="float" office:value="43.4" calcext:value-type="float">
            <text:p>43.4</text:p>
          </table:table-cell>
          <table:table-cell office:value-type="float" office:value="18.31" calcext:value-type="float">
            <text:p>18.3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table:formula="of:=[.D424]/[.B424]*60" office:value-type="float" office:value="25.0218340611354" calcext:value-type="float">
            <text:p>25.0218340611354</text:p>
          </table:table-cell>
          <table:table-cell table:formula="of:=[.D424]/[.C424]/[.E424]" office:value-type="float" office:value="0.0000234814508831976" calcext:value-type="float">
            <text:p>2.34814508831976E-05</text:p>
          </table:table-cell>
          <table:table-cell table:formula="of:=[.M424] * 1.60934" office:value-type="float" office:value="0.0000377896381643652" calcext:value-type="float">
            <text:p>3.77896381643652E-05</text:p>
          </table:table-cell>
          <table:table-cell table:formula="of:=[.N424]*1000" office:value-type="float" office:value="0.0377896381643652" calcext:value-type="float">
            <text:p>0.0377896381643652</text:p>
          </table:table-cell>
          <table:table-cell table:formula="of:=[.O424]*[.E424]" office:value-type="float" office:value="11.1857328966521" calcext:value-type="float">
            <text:p>11.1857328966521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54.3" calcext:value-type="float">
            <text:p>54.3</text:p>
          </table:table-cell>
          <table:table-cell table:formula="of:=[.B425]*60" office:value-type="float" office:value="3258" calcext:value-type="float">
            <text:p>3258</text:p>
          </table:table-cell>
          <table:table-cell office:value-type="float" office:value="21.83" calcext:value-type="float">
            <text:p>21.83</text:p>
          </table:table-cell>
          <table:table-cell office:value-type="float" office:value="277" calcext:value-type="float">
            <text:p>277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96" calcext:value-type="float">
            <text:p>796</text:p>
          </table:table-cell>
          <table:table-cell office:value-type="float" office:value="711" calcext:value-type="float">
            <text:p>711</text:p>
          </table:table-cell>
          <table:table-cell table:formula="of:=[.D425]/[.B425]*60" office:value-type="float" office:value="24.121546961326" calcext:value-type="float">
            <text:p>24.121546961326</text:p>
          </table:table-cell>
          <table:table-cell table:formula="of:=[.D425]/[.C425]/[.E425]" office:value-type="float" office:value="0.0000241892769367489" calcext:value-type="float">
            <text:p>2.41892769367489E-05</text:p>
          </table:table-cell>
          <table:table-cell table:formula="of:=[.M425] * 1.60934" office:value-type="float" office:value="0.0000389287709453874" calcext:value-type="float">
            <text:p>3.89287709453874E-05</text:p>
          </table:table-cell>
          <table:table-cell table:formula="of:=[.N425]*1000" office:value-type="float" office:value="0.0389287709453874" calcext:value-type="float">
            <text:p>0.0389287709453874</text:p>
          </table:table-cell>
          <table:table-cell table:formula="of:=[.O425]*[.E425]" office:value-type="float" office:value="10.7832695518723" calcext:value-type="float">
            <text:p>10.7832695518723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47" calcext:value-type="float">
            <text:p>47</text:p>
          </table:table-cell>
          <table:table-cell table:formula="of:=[.B426]*60" office:value-type="float" office:value="2820" calcext:value-type="float">
            <text:p>2820</text:p>
          </table:table-cell>
          <table:table-cell office:value-type="float" office:value="19.88" calcext:value-type="float">
            <text:p>19.8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table:formula="of:=[.D426]/[.B426]*60" office:value-type="float" office:value="25.3787234042553" calcext:value-type="float">
            <text:p>25.3787234042553</text:p>
          </table:table-cell>
          <table:table-cell table:formula="of:=[.D426]/[.C426]/[.E426]" office:value-type="float" office:value="0.0000227407915808739" calcext:value-type="float">
            <text:p>2.27407915808739E-05</text:p>
          </table:table-cell>
          <table:table-cell table:formula="of:=[.M426] * 1.60934" office:value-type="float" office:value="0.0000365976655227637" calcext:value-type="float">
            <text:p>3.65976655227637E-05</text:p>
          </table:table-cell>
          <table:table-cell table:formula="of:=[.N426]*1000" office:value-type="float" office:value="0.0365976655227637" calcext:value-type="float">
            <text:p>0.0365976655227637</text:p>
          </table:table-cell>
          <table:table-cell table:formula="of:=[.O426]*[.E426]" office:value-type="float" office:value="11.3452763120567" calcext:value-type="float">
            <text:p>11.3452763120567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50.2" calcext:value-type="float">
            <text:p>50.2</text:p>
          </table:table-cell>
          <table:table-cell table:formula="of:=[.B427]*60" office:value-type="float" office:value="3012" calcext:value-type="float">
            <text:p>3012</text:p>
          </table:table-cell>
          <table:table-cell office:value-type="float" office:value="20.67" calcext:value-type="float">
            <text:p>20.67</text:p>
          </table:table-cell>
          <table:table-cell office:value-type="float" office:value="288" calcext:value-type="float">
            <text:p>288</text:p>
          </table:table-cell>
          <table:table-cell office:value-type="float" office:value="45.1" calcext:value-type="float">
            <text:p>45.1</text:p>
          </table:table-cell>
          <table:table-cell office:value-type="float" office:value="18.98" calcext:value-type="float">
            <text:p>18.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7]/[.B427]*60" office:value-type="float" office:value="24.7051792828685" calcext:value-type="float">
            <text:p>24.7051792828685</text:p>
          </table:table-cell>
          <table:table-cell table:formula="of:=[.D427]/[.C427]/[.E427]" office:value-type="float" office:value="0.0000238282979194334" calcext:value-type="float">
            <text:p>2.38282979194334E-05</text:p>
          </table:table-cell>
          <table:table-cell table:formula="of:=[.M427] * 1.60934" office:value-type="float" office:value="0.0000383478329736609" calcext:value-type="float">
            <text:p>3.83478329736609E-05</text:p>
          </table:table-cell>
          <table:table-cell table:formula="of:=[.N427]*1000" office:value-type="float" office:value="0.0383478329736609" calcext:value-type="float">
            <text:p>0.0383478329736609</text:p>
          </table:table-cell>
          <table:table-cell table:formula="of:=[.O427]*[.E427]" office:value-type="float" office:value="11.0441758964143" calcext:value-type="float">
            <text:p>11.044175896414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46.4" calcext:value-type="float">
            <text:p>46.4</text:p>
          </table:table-cell>
          <table:table-cell table:formula="of:=[.B428]*60" office:value-type="float" office:value="2784" calcext:value-type="float">
            <text:p>2784</text:p>
          </table:table-cell>
          <table:table-cell office:value-type="float" office:value="19.45" calcext:value-type="float">
            <text:p>19.45</text:p>
          </table:table-cell>
          <table:table-cell office:value-type="float" office:value="303" calcext:value-type="float">
            <text:p>303</text:p>
          </table:table-cell>
          <table:table-cell office:value-type="float" office:value="44.3" calcext:value-type="float">
            <text:p>44.3</text:p>
          </table:table-cell>
          <table:table-cell office:value-type="float" office:value="18.74" calcext:value-type="float">
            <text:p>18.7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16" calcext:value-type="float">
            <text:p>816</text:p>
          </table:table-cell>
          <table:table-cell office:value-type="float" office:value="737" calcext:value-type="float">
            <text:p>737</text:p>
          </table:table-cell>
          <table:table-cell table:formula="of:=[.D428]/[.B428]*60" office:value-type="float" office:value="25.1508620689655" calcext:value-type="float">
            <text:p>25.1508620689655</text:p>
          </table:table-cell>
          <table:table-cell table:formula="of:=[.D428]/[.C428]/[.E428]" office:value-type="float" office:value="0.000023057262622814" calcext:value-type="float">
            <text:p>2.3057262622814E-05</text:p>
          </table:table-cell>
          <table:table-cell table:formula="of:=[.M428] * 1.60934" office:value-type="float" office:value="0.0000371069750293995" calcext:value-type="float">
            <text:p>3.71069750293995E-05</text:p>
          </table:table-cell>
          <table:table-cell table:formula="of:=[.N428]*1000" office:value-type="float" office:value="0.0371069750293995" calcext:value-type="float">
            <text:p>0.0371069750293995</text:p>
          </table:table-cell>
          <table:table-cell table:formula="of:=[.O428]*[.E428]" office:value-type="float" office:value="11.243413433908" calcext:value-type="float">
            <text:p>11.243413433908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float" office:value="48.1" calcext:value-type="float">
            <text:p>48.1</text:p>
          </table:table-cell>
          <table:table-cell table:formula="of:=[.B429]*60" office:value-type="float" office:value="2886" calcext:value-type="float">
            <text:p>2886</text:p>
          </table:table-cell>
          <table:table-cell office:value-type="float" office:value="19.85" calcext:value-type="float">
            <text:p>19.85</text:p>
          </table:table-cell>
          <table:table-cell office:value-type="float" office:value="295" calcext:value-type="float">
            <text:p>295</text:p>
          </table:table-cell>
          <table:table-cell office:value-type="float" office:value="43.6" calcext:value-type="float">
            <text:p>43.6</text:p>
          </table:table-cell>
          <table:table-cell office:value-type="float" office:value="18.45" calcext:value-type="float">
            <text:p>18.4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429]/[.B429]*60" office:value-type="float" office:value="24.7609147609148" calcext:value-type="float">
            <text:p>24.7609147609148</text:p>
          </table:table-cell>
          <table:table-cell table:formula="of:=[.D429]/[.C429]/[.E429]" office:value-type="float" office:value="0.0000233153622984132" calcext:value-type="float">
            <text:p>2.33153622984132E-05</text:p>
          </table:table-cell>
          <table:table-cell table:formula="of:=[.M429] * 1.60934" office:value-type="float" office:value="0.0000375223451613282" calcext:value-type="float">
            <text:p>3.75223451613282E-05</text:p>
          </table:table-cell>
          <table:table-cell table:formula="of:=[.N429]*1000" office:value-type="float" office:value="0.0375223451613282" calcext:value-type="float">
            <text:p>0.0375223451613282</text:p>
          </table:table-cell>
          <table:table-cell table:formula="of:=[.O429]*[.E429]" office:value-type="float" office:value="11.0690918225918" calcext:value-type="float">
            <text:p>11.069091822591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float" office:value="46" calcext:value-type="float">
            <text:p>46</text:p>
          </table:table-cell>
          <table:table-cell table:formula="of:=[.B430]*60" office:value-type="float" office:value="2760" calcext:value-type="float">
            <text:p>2760</text:p>
          </table:table-cell>
          <table:table-cell office:value-type="float" office:value="19.08" calcext:value-type="float">
            <text:p>19.08</text:p>
          </table:table-cell>
          <table:table-cell office:value-type="float" office:value="304" calcext:value-type="float">
            <text:p>304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721" calcext:value-type="float">
            <text:p>721</text:p>
          </table:table-cell>
          <table:table-cell table:formula="of:=[.D430]/[.B430]*60" office:value-type="float" office:value="24.8869565217391" calcext:value-type="float">
            <text:p>24.8869565217391</text:p>
          </table:table-cell>
          <table:table-cell table:formula="of:=[.D430]/[.C430]/[.E430]" office:value-type="float" office:value="0.0000227402745995423" calcext:value-type="float">
            <text:p>2.27402745995423E-05</text:p>
          </table:table-cell>
          <table:table-cell table:formula="of:=[.M430] * 1.60934" office:value-type="float" office:value="0.0000365968335240275" calcext:value-type="float">
            <text:p>3.65968335240275E-05</text:p>
          </table:table-cell>
          <table:table-cell table:formula="of:=[.N430]*1000" office:value-type="float" office:value="0.0365968335240275" calcext:value-type="float">
            <text:p>0.0365968335240275</text:p>
          </table:table-cell>
          <table:table-cell table:formula="of:=[.O430]*[.E430]" office:value-type="float" office:value="11.1254373913043" calcext:value-type="float">
            <text:p>11.1254373913043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float" office:value="46.7" calcext:value-type="float">
            <text:p>46.7</text:p>
          </table:table-cell>
          <table:table-cell table:formula="of:=[.B431]*60" office:value-type="float" office:value="2802" calcext:value-type="float">
            <text:p>2802</text:p>
          </table:table-cell>
          <table:table-cell office:value-type="float" office:value="19.57" calcext:value-type="float">
            <text:p>19.57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 office:value-type="float" office:value="18.71" calcext:value-type="float">
            <text:p>18.7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table:formula="of:=[.D431]/[.B431]*60" office:value-type="float" office:value="25.1434689507495" calcext:value-type="float">
            <text:p>25.1434689507495</text:p>
          </table:table-cell>
          <table:table-cell table:formula="of:=[.D431]/[.C431]/[.E431]" office:value-type="float" office:value="0.0000226762887362459" calcext:value-type="float">
            <text:p>2.26762887362459E-05</text:p>
          </table:table-cell>
          <table:table-cell table:formula="of:=[.M431] * 1.60934" office:value-type="float" office:value="0.00003649385851479" calcext:value-type="float">
            <text:p>3.649385851479E-05</text:p>
          </table:table-cell>
          <table:table-cell table:formula="of:=[.N431]*1000" office:value-type="float" office:value="0.03649385851479" calcext:value-type="float">
            <text:p>0.03649385851479</text:p>
          </table:table-cell>
          <table:table-cell table:formula="of:=[.O431]*[.E431]" office:value-type="float" office:value="11.2401084225553" calcext:value-type="float">
            <text:p>11.240108422555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office:value-type="float" office:value="48.8" calcext:value-type="float">
            <text:p>48.8</text:p>
          </table:table-cell>
          <table:table-cell table:formula="of:=[.B432]*60" office:value-type="float" office:value="2928" calcext:value-type="float">
            <text:p>2928</text:p>
          </table:table-cell>
          <table:table-cell office:value-type="float" office:value="20.21" calcext:value-type="float">
            <text:p>20.21</text:p>
          </table:table-cell>
          <table:table-cell office:value-type="float" office:value="292" calcext:value-type="float">
            <text:p>29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5" calcext:value-type="float">
            <text:p>835</text:p>
          </table:table-cell>
          <table:table-cell office:value-type="float" office:value="753" calcext:value-type="float">
            <text:p>753</text:p>
          </table:table-cell>
          <table:table-cell table:formula="of:=[.D432]/[.B432]*60" office:value-type="float" office:value="24.8483606557377" calcext:value-type="float">
            <text:p>24.8483606557377</text:p>
          </table:table-cell>
          <table:table-cell table:formula="of:=[.D432]/[.C432]/[.E432]" office:value-type="float" office:value="0.0000236380904259301" calcext:value-type="float">
            <text:p>2.36380904259301E-05</text:p>
          </table:table-cell>
          <table:table-cell table:formula="of:=[.M432] * 1.60934" office:value-type="float" office:value="0.0000380417244460663" calcext:value-type="float">
            <text:p>3.80417244460663E-05</text:p>
          </table:table-cell>
          <table:table-cell table:formula="of:=[.N432]*1000" office:value-type="float" office:value="0.0380417244460663" calcext:value-type="float">
            <text:p>0.0380417244460663</text:p>
          </table:table-cell>
          <table:table-cell table:formula="of:=[.O432]*[.E432]" office:value-type="float" office:value="11.1081835382514" calcext:value-type="float">
            <text:p>11.1081835382514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45.6" calcext:value-type="float">
            <text:p>45.6</text:p>
          </table:table-cell>
          <table:table-cell table:formula="of:=[.B433]*60" office:value-type="float" office:value="2736" calcext:value-type="float">
            <text:p>2736</text:p>
          </table:table-cell>
          <table:table-cell office:value-type="float" office:value="19.13" calcext:value-type="float">
            <text:p>19.13</text:p>
          </table:table-cell>
          <table:table-cell office:value-type="float" office:value="304" calcext:value-type="float">
            <text:p>304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table:formula="of:=[.D433]/[.B433]*60" office:value-type="float" office:value="25.1710526315789" calcext:value-type="float">
            <text:p>25.1710526315789</text:p>
          </table:table-cell>
          <table:table-cell table:formula="of:=[.D433]/[.C433]/[.E433]" office:value-type="float" office:value="0.0000229998653431825" calcext:value-type="float">
            <text:p>2.29998653431825E-05</text:p>
          </table:table-cell>
          <table:table-cell table:formula="of:=[.M433] * 1.60934" office:value-type="float" office:value="0.0000370146032913974" calcext:value-type="float">
            <text:p>3.70146032913974E-05</text:p>
          </table:table-cell>
          <table:table-cell table:formula="of:=[.N433]*1000" office:value-type="float" office:value="0.0370146032913974" calcext:value-type="float">
            <text:p>0.0370146032913974</text:p>
          </table:table-cell>
          <table:table-cell table:formula="of:=[.O433]*[.E433]" office:value-type="float" office:value="11.2524394005848" calcext:value-type="float">
            <text:p>11.2524394005848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50" calcext:value-type="float">
            <text:p>50</text:p>
          </table:table-cell>
          <table:table-cell table:formula="of:=[.B434]*60" office:value-type="float" office:value="3000" calcext:value-type="float">
            <text:p>3000</text:p>
          </table:table-cell>
          <table:table-cell office:value-type="float" office:value="20.03" calcext:value-type="float">
            <text:p>20.03</text:p>
          </table:table-cell>
          <table:table-cell office:value-type="float" office:value="278" calcext:value-type="float">
            <text:p>278</text:p>
          </table:table-cell>
          <table:table-cell office:value-type="float" office:value="40.3" calcext:value-type="float">
            <text:p>40.3</text:p>
          </table:table-cell>
          <table:table-cell office:value-type="float" office:value="16.72" calcext:value-type="float">
            <text:p>16.7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[.D434]/[.B434]*60" office:value-type="float" office:value="24.036" calcext:value-type="float">
            <text:p>24.036</text:p>
          </table:table-cell>
          <table:table-cell table:formula="of:=[.D434]/[.C434]/[.E434]" office:value-type="float" office:value="0.0000240167865707434" calcext:value-type="float">
            <text:p>2.40167865707434E-05</text:p>
          </table:table-cell>
          <table:table-cell table:formula="of:=[.M434] * 1.60934" office:value-type="float" office:value="0.0000386511752997602" calcext:value-type="float">
            <text:p>3.86511752997602E-05</text:p>
          </table:table-cell>
          <table:table-cell table:formula="of:=[.N434]*1000" office:value-type="float" office:value="0.0386511752997602" calcext:value-type="float">
            <text:p>0.0386511752997602</text:p>
          </table:table-cell>
          <table:table-cell table:formula="of:=[.O434]*[.E434]" office:value-type="float" office:value="10.7450267333333" calcext:value-type="float">
            <text:p>10.7450267333333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49.4" calcext:value-type="float">
            <text:p>49.4</text:p>
          </table:table-cell>
          <table:table-cell table:formula="of:=[.B435]*60" office:value-type="float" office:value="2964" calcext:value-type="float">
            <text:p>2964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8" calcext:value-type="float">
            <text:p>898</text:p>
          </table:table-cell>
          <table:table-cell office:value-type="float" office:value="819" calcext:value-type="float">
            <text:p>819</text:p>
          </table:table-cell>
          <table:table-cell table:formula="of:=[.D435]/[.B435]*60" office:value-type="float" office:value="25.5910931174089" calcext:value-type="float">
            <text:p>25.5910931174089</text:p>
          </table:table-cell>
          <table:table-cell table:formula="of:=[.D435]/[.C435]/[.E435]" office:value-type="float" office:value="0.0000222841284547274" calcext:value-type="float">
            <text:p>2.22841284547274E-05</text:p>
          </table:table-cell>
          <table:table-cell table:formula="of:=[.M435] * 1.60934" office:value-type="float" office:value="0.0000358627392873309" calcext:value-type="float">
            <text:p>3.58627392873309E-05</text:p>
          </table:table-cell>
          <table:table-cell table:formula="of:=[.N435]*1000" office:value-type="float" office:value="0.0358627392873309" calcext:value-type="float">
            <text:p>0.0358627392873309</text:p>
          </table:table-cell>
          <table:table-cell table:formula="of:=[.O435]*[.E435]" office:value-type="float" office:value="11.4402138326586" calcext:value-type="float">
            <text:p>11.4402138326586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53.9" calcext:value-type="float">
            <text:p>53.9</text:p>
          </table:table-cell>
          <table:table-cell table:formula="of:=[.B436]*60" office:value-type="float" office:value="3234" calcext:value-type="float">
            <text:p>3234</text:p>
          </table:table-cell>
          <table:table-cell office:value-type="float" office:value="22.01" calcext:value-type="float">
            <text:p>22.01</text:p>
          </table:table-cell>
          <table:table-cell office:value-type="float" office:value="284" calcext:value-type="float">
            <text:p>284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36]/[.B436]*60" office:value-type="float" office:value="24.5009276437848" calcext:value-type="float">
            <text:p>24.5009276437848</text:p>
          </table:table-cell>
          <table:table-cell table:formula="of:=[.D436]/[.C436]/[.E436]" office:value-type="float" office:value="0.0000239641311069883" calcext:value-type="float">
            <text:p>2.39641311069883E-05</text:p>
          </table:table-cell>
          <table:table-cell table:formula="of:=[.M436] * 1.60934" office:value-type="float" office:value="0.0000385664347557205" calcext:value-type="float">
            <text:p>3.85664347557205E-05</text:p>
          </table:table-cell>
          <table:table-cell table:formula="of:=[.N436]*1000" office:value-type="float" office:value="0.0385664347557205" calcext:value-type="float">
            <text:p>0.0385664347557205</text:p>
          </table:table-cell>
          <table:table-cell table:formula="of:=[.O436]*[.E436]" office:value-type="float" office:value="10.9528674706246" calcext:value-type="float">
            <text:p>10.9528674706246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office:value-type="float" office:value="50.1" calcext:value-type="float">
            <text:p>50.1</text:p>
          </table:table-cell>
          <table:table-cell table:formula="of:=[.B437]*60" office:value-type="float" office:value="3006" calcext:value-type="float">
            <text:p>3006</text:p>
          </table:table-cell>
          <table:table-cell office:value-type="float" office:value="20.24" calcext:value-type="float">
            <text:p>20.24</text:p>
          </table:table-cell>
          <table:table-cell office:value-type="float" office:value="291" calcext:value-type="float">
            <text:p>291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437]/[.B437]*60" office:value-type="float" office:value="24.2395209580838" calcext:value-type="float">
            <text:p>24.2395209580838</text:p>
          </table:table-cell>
          <table:table-cell table:formula="of:=[.D437]/[.C437]/[.E437]" office:value-type="float" office:value="0.0000231381452444481" calcext:value-type="float">
            <text:p>2.31381452444481E-05</text:p>
          </table:table-cell>
          <table:table-cell table:formula="of:=[.M437] * 1.60934" office:value-type="float" office:value="0.0000372371426677001" calcext:value-type="float">
            <text:p>0.0000372371426677001</text:p>
          </table:table-cell>
          <table:table-cell table:formula="of:=[.N437]*1000" office:value-type="float" office:value="0.0372371426677001" calcext:value-type="float">
            <text:p>0.0372371426677001</text:p>
          </table:table-cell>
          <table:table-cell table:formula="of:=[.O437]*[.E437]" office:value-type="float" office:value="10.8360085163007" calcext:value-type="float">
            <text:p>10.8360085163007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float" office:value="47.7" calcext:value-type="float">
            <text:p>47.7</text:p>
          </table:table-cell>
          <table:table-cell table:formula="of:=[.B438]*60" office:value-type="float" office:value="2862" calcext:value-type="float">
            <text:p>2862</text:p>
          </table:table-cell>
          <table:table-cell office:value-type="float" office:value="19.73" calcext:value-type="float">
            <text:p>19.73</text:p>
          </table:table-cell>
          <table:table-cell office:value-type="float" office:value="299" calcext:value-type="float">
            <text:p>299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818" calcext:value-type="float">
            <text:p>818</text:p>
          </table:table-cell>
          <table:table-cell office:value-type="float" office:value="741" calcext:value-type="float">
            <text:p>741</text:p>
          </table:table-cell>
          <table:table-cell table:formula="of:=[.D438]/[.B438]*60" office:value-type="float" office:value="24.8176100628931" calcext:value-type="float">
            <text:p>24.8176100628931</text:p>
          </table:table-cell>
          <table:table-cell table:formula="of:=[.D438]/[.C438]/[.E438]" office:value-type="float" office:value="0.0000230561223178122" calcext:value-type="float">
            <text:p>2.30561223178122E-05</text:p>
          </table:table-cell>
          <table:table-cell table:formula="of:=[.M438] * 1.60934" office:value-type="float" office:value="0.0000371051398909479" calcext:value-type="float">
            <text:p>3.71051398909479E-05</text:p>
          </table:table-cell>
          <table:table-cell table:formula="of:=[.N438]*1000" office:value-type="float" office:value="0.0371051398909479" calcext:value-type="float">
            <text:p>0.0371051398909479</text:p>
          </table:table-cell>
          <table:table-cell table:formula="of:=[.O438]*[.E438]" office:value-type="float" office:value="11.0944368273934" calcext:value-type="float">
            <text:p>11.0944368273934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float" office:value="44" calcext:value-type="float">
            <text:p>44</text:p>
          </table:table-cell>
          <table:table-cell table:formula="of:=[.B439]*60" office:value-type="float" office:value="2640" calcext:value-type="float">
            <text:p>2640</text:p>
          </table:table-cell>
          <table:table-cell office:value-type="float" office:value="18.16" calcext:value-type="float">
            <text:p>18.16</text:p>
          </table:table-cell>
          <table:table-cell office:value-type="float" office:value="304" calcext:value-type="float">
            <text:p>304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formula="of:=[.D439]/[.B439]*60" office:value-type="float" office:value="24.7636363636364" calcext:value-type="float">
            <text:p>24.7636363636364</text:p>
          </table:table-cell>
          <table:table-cell table:formula="of:=[.D439]/[.C439]/[.E439]" office:value-type="float" office:value="0.0000226275917065391" calcext:value-type="float">
            <text:p>2.26275917065391E-05</text:p>
          </table:table-cell>
          <table:table-cell table:formula="of:=[.M439] * 1.60934" office:value-type="float" office:value="0.0000364154884370016" calcext:value-type="float">
            <text:p>3.64154884370016E-05</text:p>
          </table:table-cell>
          <table:table-cell table:formula="of:=[.N439]*1000" office:value-type="float" office:value="0.0364154884370016" calcext:value-type="float">
            <text:p>0.0364154884370016</text:p>
          </table:table-cell>
          <table:table-cell table:formula="of:=[.O439]*[.E439]" office:value-type="float" office:value="11.0703084848485" calcext:value-type="float">
            <text:p>11.0703084848485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float" office:value="49.3" calcext:value-type="float">
            <text:p>49.3</text:p>
          </table:table-cell>
          <table:table-cell table:formula="of:=[.B440]*60" office:value-type="float" office:value="2958" calcext:value-type="float">
            <text:p>2958</text:p>
          </table:table-cell>
          <table:table-cell office:value-type="float" office:value="20.21" calcext:value-type="float">
            <text:p>20.21</text:p>
          </table:table-cell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18.9" calcext:value-type="float">
            <text:p>18.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440]/[.B440]*60" office:value-type="float" office:value="24.5963488843813" calcext:value-type="float">
            <text:p>24.5963488843813</text:p>
          </table:table-cell>
          <table:table-cell table:formula="of:=[.D440]/[.C440]/[.E440]" office:value-type="float" office:value="0.0000234787599125442" calcext:value-type="float">
            <text:p>2.34787599125442E-05</text:p>
          </table:table-cell>
          <table:table-cell table:formula="of:=[.M440] * 1.60934" office:value-type="float" office:value="0.0000377853074776539" calcext:value-type="float">
            <text:p>3.77853074776539E-05</text:p>
          </table:table-cell>
          <table:table-cell table:formula="of:=[.N440]*1000" office:value-type="float" office:value="0.0377853074776539" calcext:value-type="float">
            <text:p>0.0377853074776539</text:p>
          </table:table-cell>
          <table:table-cell table:formula="of:=[.O440]*[.E440]" office:value-type="float" office:value="10.9955244759973" calcext:value-type="float">
            <text:p>10.9955244759973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48.1" calcext:value-type="float">
            <text:p>48.1</text:p>
          </table:table-cell>
          <table:table-cell table:formula="of:=[.B441]*60" office:value-type="float" office:value="2886" calcext:value-type="float">
            <text:p>2886</text:p>
          </table:table-cell>
          <table:table-cell office:value-type="float" office:value="20.05" calcext:value-type="float">
            <text:p>20.05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8" calcext:value-type="float">
            <text:p>758</text:p>
          </table:table-cell>
          <table:table-cell table:formula="of:=[.D441]/[.B441]*60" office:value-type="float" office:value="25.010395010395" calcext:value-type="float">
            <text:p>25.010395010395</text:p>
          </table:table-cell>
          <table:table-cell table:formula="of:=[.D441]/[.C441]/[.E441]" office:value-type="float" office:value="0.0000232352239041202" calcext:value-type="float">
            <text:p>2.32352239041202E-05</text:p>
          </table:table-cell>
          <table:table-cell table:formula="of:=[.M441] * 1.60934" office:value-type="float" office:value="0.0000373933752378568" calcext:value-type="float">
            <text:p>3.73933752378568E-05</text:p>
          </table:table-cell>
          <table:table-cell table:formula="of:=[.N441]*1000" office:value-type="float" office:value="0.0373933752378568" calcext:value-type="float">
            <text:p>0.0373933752378568</text:p>
          </table:table-cell>
          <table:table-cell table:formula="of:=[.O441]*[.E441]" office:value-type="float" office:value="11.1806191961192" calcext:value-type="float">
            <text:p>11.1806191961192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34.4" calcext:value-type="float">
            <text:p>34.4</text:p>
          </table:table-cell>
          <table:table-cell table:formula="of:=[.B442]*60" office:value-type="float" office:value="2064" calcext:value-type="float">
            <text:p>2064</text:p>
          </table:table-cell>
          <table:table-cell office:value-type="float" office:value="15.02" calcext:value-type="float">
            <text:p>15.02</text:p>
          </table:table-cell>
          <table:table-cell office:value-type="float" office:value="347" calcext:value-type="float">
            <text:p>347</text:p>
          </table:table-cell>
          <table:table-cell office:value-type="float" office:value="28.8" calcext:value-type="float">
            <text:p>28.8</text:p>
          </table:table-cell>
          <table:table-cell office:value-type="float" office:value="12.93" calcext:value-type="float">
            <text:p>12.93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14" calcext:value-type="float">
            <text:p>614</text:p>
          </table:table-cell>
          <table:table-cell office:value-type="float" office:value="567" calcext:value-type="float">
            <text:p>567</text:p>
          </table:table-cell>
          <table:table-cell table:formula="of:=[.D442]/[.B442]*60" office:value-type="float" office:value="26.1976744186047" calcext:value-type="float">
            <text:p>26.1976744186047</text:p>
          </table:table-cell>
          <table:table-cell table:formula="of:=[.D442]/[.C442]/[.E442]" office:value-type="float" office:value="0.0000209715613341376" calcext:value-type="float">
            <text:p>2.09715613341376E-05</text:p>
          </table:table-cell>
          <table:table-cell table:formula="of:=[.M442] * 1.60934" office:value-type="float" office:value="0.000033750372517481" calcext:value-type="float">
            <text:p>3.3750372517481E-05</text:p>
          </table:table-cell>
          <table:table-cell table:formula="of:=[.N442]*1000" office:value-type="float" office:value="0.033750372517481" calcext:value-type="float">
            <text:p>0.033750372517481</text:p>
          </table:table-cell>
          <table:table-cell table:formula="of:=[.O442]*[.E442]" office:value-type="float" office:value="11.7113792635659" calcext:value-type="float">
            <text:p>11.7113792635659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47.8" calcext:value-type="float">
            <text:p>47.8</text:p>
          </table:table-cell>
          <table:table-cell table:formula="of:=[.B443]*60" office:value-type="float" office:value="2868" calcext:value-type="float">
            <text:p>2868</text:p>
          </table:table-cell>
          <table:table-cell office:value-type="float" office:value="19.95" calcext:value-type="float">
            <text:p>19.95</text:p>
          </table:table-cell>
          <table:table-cell office:value-type="float" office:value="304" calcext:value-type="float">
            <text:p>304</text:p>
          </table:table-cell>
          <table:table-cell office:value-type="float" office:value="44.1" calcext:value-type="float">
            <text:p>44.1</text:p>
          </table:table-cell>
          <table:table-cell office:value-type="float" office:value="18.67" calcext:value-type="float">
            <text:p>18.67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43]/[.B443]*60" office:value-type="float" office:value="25.0418410041841" calcext:value-type="float">
            <text:p>25.0418410041841</text:p>
          </table:table-cell>
          <table:table-cell table:formula="of:=[.D443]/[.C443]/[.E443]" office:value-type="float" office:value="0.0000228817991631799" calcext:value-type="float">
            <text:p>2.28817991631799E-05</text:p>
          </table:table-cell>
          <table:table-cell table:formula="of:=[.M443] * 1.60934" office:value-type="float" office:value="0.000036824594665272" calcext:value-type="float">
            <text:p>3.6824594665272E-05</text:p>
          </table:table-cell>
          <table:table-cell table:formula="of:=[.N443]*1000" office:value-type="float" office:value="0.036824594665272" calcext:value-type="float">
            <text:p>0.036824594665272</text:p>
          </table:table-cell>
          <table:table-cell table:formula="of:=[.O443]*[.E443]" office:value-type="float" office:value="11.1946767782427" calcext:value-type="float">
            <text:p>11.1946767782427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51.3" calcext:value-type="float">
            <text:p>51.3</text:p>
          </table:table-cell>
          <table:table-cell table:formula="of:=[.B444]*60" office:value-type="float" office:value="3078" calcext:value-type="float">
            <text:p>3078</text:p>
          </table:table-cell>
          <table:table-cell office:value-type="float" office:value="20.72" calcext:value-type="float">
            <text:p>20.72</text:p>
          </table:table-cell>
          <table:table-cell office:value-type="float" office:value="275" calcext:value-type="float">
            <text:p>275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791" calcext:value-type="float">
            <text:p>791</text:p>
          </table:table-cell>
          <table:table-cell office:value-type="float" office:value="706" calcext:value-type="float">
            <text:p>706</text:p>
          </table:table-cell>
          <table:table-cell table:formula="of:=[.D444]/[.B444]*60" office:value-type="float" office:value="24.233918128655" calcext:value-type="float">
            <text:p>24.233918128655</text:p>
          </table:table-cell>
          <table:table-cell table:formula="of:=[.D444]/[.C444]/[.E444]" office:value-type="float" office:value="0.0000244787051804596" calcext:value-type="float">
            <text:p>2.44787051804596E-05</text:p>
          </table:table-cell>
          <table:table-cell table:formula="of:=[.M444] * 1.60934" office:value-type="float" office:value="0.0000393945593951208" calcext:value-type="float">
            <text:p>3.93945593951208E-05</text:p>
          </table:table-cell>
          <table:table-cell table:formula="of:=[.N444]*1000" office:value-type="float" office:value="0.0393945593951208" calcext:value-type="float">
            <text:p>0.0393945593951208</text:p>
          </table:table-cell>
          <table:table-cell table:formula="of:=[.O444]*[.E444]" office:value-type="float" office:value="10.8335038336582" calcext:value-type="float">
            <text:p>10.8335038336582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48" calcext:value-type="float">
            <text:p>48</text:p>
          </table:table-cell>
          <table:table-cell table:formula="of:=[.B445]*60" office:value-type="float" office:value="2880" calcext:value-type="float">
            <text:p>2880</text:p>
          </table:table-cell>
          <table:table-cell office:value-type="float" office:value="20.23" calcext:value-type="float">
            <text:p>20.23</text:p>
          </table:table-cell>
          <table:table-cell office:value-type="float" office:value="313" calcext:value-type="float">
            <text:p>31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74" calcext:value-type="float">
            <text:p>874</text:p>
          </table:table-cell>
          <table:table-cell office:value-type="float" office:value="793" calcext:value-type="float">
            <text:p>793</text:p>
          </table:table-cell>
          <table:table-cell table:formula="of:=[.D445]/[.B445]*60" office:value-type="float" office:value="25.2875" calcext:value-type="float">
            <text:p>25.2875</text:p>
          </table:table-cell>
          <table:table-cell table:formula="of:=[.D445]/[.C445]/[.E445]" office:value-type="float" office:value="0.0000224418707845225" calcext:value-type="float">
            <text:p>2.24418707845225E-05</text:p>
          </table:table-cell>
          <table:table-cell table:formula="of:=[.M445] * 1.60934" office:value-type="float" office:value="0.0000361166003283635" calcext:value-type="float">
            <text:p>3.61166003283635E-05</text:p>
          </table:table-cell>
          <table:table-cell table:formula="of:=[.N445]*1000" office:value-type="float" office:value="0.0361166003283635" calcext:value-type="float">
            <text:p>0.0361166003283635</text:p>
          </table:table-cell>
          <table:table-cell table:formula="of:=[.O445]*[.E445]" office:value-type="float" office:value="11.3044959027778" calcext:value-type="float">
            <text:p>11.3044959027778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55.2" calcext:value-type="float">
            <text:p>55.2</text:p>
          </table:table-cell>
          <table:table-cell table:formula="of:=[.B446]*60" office:value-type="float" office:value="3312" calcext:value-type="float">
            <text:p>3312</text:p>
          </table:table-cell>
          <table:table-cell office:value-type="float" office:value="22.24" calcext:value-type="float">
            <text:p>22.24</text:p>
          </table:table-cell>
          <table:table-cell office:value-type="float" office:value="297" calcext:value-type="float">
            <text:p>297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885" calcext:value-type="float">
            <text:p>885</text:p>
          </table:table-cell>
          <table:table-cell office:value-type="float" office:value="805" calcext:value-type="float">
            <text:p>805</text:p>
          </table:table-cell>
          <table:table-cell table:formula="of:=[.D446]/[.B446]*60" office:value-type="float" office:value="24.1739130434783" calcext:value-type="float">
            <text:p>24.1739130434783</text:p>
          </table:table-cell>
          <table:table-cell table:formula="of:=[.D446]/[.C446]/[.E446]" office:value-type="float" office:value="0.0000226093462808439" calcext:value-type="float">
            <text:p>2.26093462808439E-05</text:p>
          </table:table-cell>
          <table:table-cell table:formula="of:=[.M446] * 1.60934" office:value-type="float" office:value="0.0000363861253436133" calcext:value-type="float">
            <text:p>3.63861253436133E-05</text:p>
          </table:table-cell>
          <table:table-cell table:formula="of:=[.N446]*1000" office:value-type="float" office:value="0.0363861253436133" calcext:value-type="float">
            <text:p>0.0363861253436133</text:p>
          </table:table-cell>
          <table:table-cell table:formula="of:=[.O446]*[.E446]" office:value-type="float" office:value="10.8066792270531" calcext:value-type="float">
            <text:p>10.8066792270531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float" office:value="48" calcext:value-type="float">
            <text:p>48</text:p>
          </table:table-cell>
          <table:table-cell table:formula="of:=[.B447]*60" office:value-type="float" office:value="2880" calcext:value-type="float">
            <text:p>2880</text:p>
          </table:table-cell>
          <table:table-cell office:value-type="float" office:value="20.06" calcext:value-type="float">
            <text:p>20.06</text:p>
          </table:table-cell>
          <table:table-cell office:value-type="float" office:value="301" calcext:value-type="float">
            <text:p>30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846" calcext:value-type="float">
            <text:p>846</text:p>
          </table:table-cell>
          <table:table-cell office:value-type="float" office:value="764" calcext:value-type="float">
            <text:p>764</text:p>
          </table:table-cell>
          <table:table-cell table:formula="of:=[.D447]/[.B447]*60" office:value-type="float" office:value="25.075" calcext:value-type="float">
            <text:p>25.075</text:p>
          </table:table-cell>
          <table:table-cell table:formula="of:=[.D447]/[.C447]/[.E447]" office:value-type="float" office:value="0.000023140457733481" calcext:value-type="float">
            <text:p>2.3140457733481E-05</text:p>
          </table:table-cell>
          <table:table-cell table:formula="of:=[.M447] * 1.60934" office:value-type="float" office:value="0.0000372408642488003" calcext:value-type="float">
            <text:p>3.72408642488003E-05</text:p>
          </table:table-cell>
          <table:table-cell table:formula="of:=[.N447]*1000" office:value-type="float" office:value="0.0372408642488003" calcext:value-type="float">
            <text:p>0.0372408642488003</text:p>
          </table:table-cell>
          <table:table-cell table:formula="of:=[.O447]*[.E447]" office:value-type="float" office:value="11.2095001388889" calcext:value-type="float">
            <text:p>11.2095001388889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float" office:value="49.3" calcext:value-type="float">
            <text:p>49.3</text:p>
          </table:table-cell>
          <table:table-cell table:formula="of:=[.B448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6" calcext:value-type="float">
            <text:p>306</text:p>
          </table:table-cell>
          <table:table-cell office:value-type="float" office:value="46.9" calcext:value-type="float">
            <text:p>46.9</text:p>
          </table:table-cell>
          <table:table-cell office:value-type="float" office:value="20.05" calcext:value-type="float">
            <text:p>20.05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48]/[.B448]*60" office:value-type="float" office:value="25.3630831643002" calcext:value-type="float">
            <text:p>25.3630831643002</text:p>
          </table:table-cell>
          <table:table-cell table:formula="of:=[.D448]/[.C448]/[.E448]" office:value-type="float" office:value="0.0000230238590816088" calcext:value-type="float">
            <text:p>2.30238590816088E-05</text:p>
          </table:table-cell>
          <table:table-cell table:formula="of:=[.M448] * 1.60934" office:value-type="float" office:value="0.0000370532173743962" calcext:value-type="float">
            <text:p>3.70532173743962E-05</text:p>
          </table:table-cell>
          <table:table-cell table:formula="of:=[.N448]*1000" office:value-type="float" office:value="0.0370532173743962" calcext:value-type="float">
            <text:p>0.0370532173743962</text:p>
          </table:table-cell>
          <table:table-cell table:formula="of:=[.O448]*[.E448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float" office:value="49.2" calcext:value-type="float">
            <text:p>49.2</text:p>
          </table:table-cell>
          <table:table-cell table:formula="of:=[.B449]*60" office:value-type="float" office:value="2952" calcext:value-type="float">
            <text:p>2952</text:p>
          </table:table-cell>
          <table:table-cell office:value-type="float" office:value="20.37" calcext:value-type="float">
            <text:p>20.37</text:p>
          </table:table-cell>
          <table:table-cell office:value-type="float" office:value="301" calcext:value-type="float">
            <text:p>301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3" calcext:value-type="float">
            <text:p>763</text:p>
          </table:table-cell>
          <table:table-cell table:formula="of:=[.D449]/[.B449]*60" office:value-type="float" office:value="24.8414634146341" calcext:value-type="float">
            <text:p>24.8414634146341</text:p>
          </table:table-cell>
          <table:table-cell table:formula="of:=[.D449]/[.C449]/[.E449]" office:value-type="float" office:value="0.0000229249385517111" calcext:value-type="float">
            <text:p>2.29249385517111E-05</text:p>
          </table:table-cell>
          <table:table-cell table:formula="of:=[.M449] * 1.60934" office:value-type="float" office:value="0.0000368940206088107" calcext:value-type="float">
            <text:p>3.68940206088107E-05</text:p>
          </table:table-cell>
          <table:table-cell table:formula="of:=[.N449]*1000" office:value-type="float" office:value="0.0368940206088107" calcext:value-type="float">
            <text:p>0.0368940206088107</text:p>
          </table:table-cell>
          <table:table-cell table:formula="of:=[.O449]*[.E449]" office:value-type="float" office:value="11.105100203252" calcext:value-type="float">
            <text:p>11.105100203252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float" office:value="46.3" calcext:value-type="float">
            <text:p>46.3</text:p>
          </table:table-cell>
          <table:table-cell table:formula="of:=[.B450]*60" office:value-type="float" office:value="2778" calcext:value-type="float">
            <text:p>2778</text:p>
          </table:table-cell>
          <table:table-cell office:value-type="float" office:value="19.64" calcext:value-type="float">
            <text:p>19.64</text:p>
          </table:table-cell>
          <table:table-cell office:value-type="float" office:value="311" calcext:value-type="float">
            <text:p>31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50]/[.B450]*60" office:value-type="float" office:value="25.451403887689" calcext:value-type="float">
            <text:p>25.451403887689</text:p>
          </table:table-cell>
          <table:table-cell table:formula="of:=[.D450]/[.C450]/[.E450]" office:value-type="float" office:value="0.0000227325865377715" calcext:value-type="float">
            <text:p>2.27325865377715E-05</text:p>
          </table:table-cell>
          <table:table-cell table:formula="of:=[.M450] * 1.60934" office:value-type="float" office:value="0.0000365844608186972" calcext:value-type="float">
            <text:p>3.65844608186972E-05</text:p>
          </table:table-cell>
          <table:table-cell table:formula="of:=[.N450]*1000" office:value-type="float" office:value="0.0365844608186972" calcext:value-type="float">
            <text:p>0.0365844608186972</text:p>
          </table:table-cell>
          <table:table-cell table:formula="of:=[.O450]*[.E450]" office:value-type="float" office:value="11.3777673146148" calcext:value-type="float">
            <text:p>11.3777673146148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49" calcext:value-type="float">
            <text:p>49</text:p>
          </table:table-cell>
          <table:table-cell table:formula="of:=[.B451]*60" office:value-type="float" office:value="2940" calcext:value-type="float">
            <text:p>2940</text:p>
          </table:table-cell>
          <table:table-cell office:value-type="float" office:value="18.88" calcext:value-type="float">
            <text:p>18.88</text:p>
          </table:table-cell>
          <table:table-cell office:value-type="float" office:value="295" calcext:value-type="float">
            <text:p>29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777" calcext:value-type="float">
            <text:p>777</text:p>
          </table:table-cell>
          <table:table-cell office:value-type="float" office:value="701" calcext:value-type="float">
            <text:p>701</text:p>
          </table:table-cell>
          <table:table-cell table:formula="of:=[.D451]/[.B451]*60" office:value-type="float" office:value="23.1183673469388" calcext:value-type="float">
            <text:p>23.1183673469388</text:p>
          </table:table-cell>
          <table:table-cell table:formula="of:=[.D451]/[.C451]/[.E451]" office:value-type="float" office:value="0.0000217687074829932" calcext:value-type="float">
            <text:p>2.17687074829932E-05</text:p>
          </table:table-cell>
          <table:table-cell table:formula="of:=[.M451] * 1.60934" office:value-type="float" office:value="0.0000350332517006803" calcext:value-type="float">
            <text:p>3.50332517006803E-05</text:p>
          </table:table-cell>
          <table:table-cell table:formula="of:=[.N451]*1000" office:value-type="float" office:value="0.0350332517006803" calcext:value-type="float">
            <text:p>0.0350332517006803</text:p>
          </table:table-cell>
          <table:table-cell table:formula="of:=[.O451]*[.E451]" office:value-type="float" office:value="10.3348092517007" calcext:value-type="float">
            <text:p>10.3348092517007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50" calcext:value-type="float">
            <text:p>50</text:p>
          </table:table-cell>
          <table:table-cell table:formula="of:=[.B452]*60" office:value-type="float" office:value="3000" calcext:value-type="float">
            <text:p>3000</text:p>
          </table:table-cell>
          <table:table-cell office:value-type="float" office:value="20.71" calcext:value-type="float">
            <text:p>20.71</text:p>
          </table:table-cell>
          <table:table-cell office:value-type="float" office:value="299" calcext:value-type="float">
            <text:p>29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37" calcext:value-type="float">
            <text:p>837</text:p>
          </table:table-cell>
          <table:table-cell office:value-type="float" office:value="757" calcext:value-type="float">
            <text:p>757</text:p>
          </table:table-cell>
          <table:table-cell table:formula="of:=[.D452]/[.B452]*60" office:value-type="float" office:value="24.852" calcext:value-type="float">
            <text:p>24.852</text:p>
          </table:table-cell>
          <table:table-cell table:formula="of:=[.D452]/[.C452]/[.E452]" office:value-type="float" office:value="0.0000230880713489409" calcext:value-type="float">
            <text:p>2.30880713489409E-05</text:p>
          </table:table-cell>
          <table:table-cell table:formula="of:=[.M452] * 1.60934" office:value-type="float" office:value="0.0000371565567447046" calcext:value-type="float">
            <text:p>3.71565567447046E-05</text:p>
          </table:table-cell>
          <table:table-cell table:formula="of:=[.N452]*1000" office:value-type="float" office:value="0.0371565567447046" calcext:value-type="float">
            <text:p>0.0371565567447046</text:p>
          </table:table-cell>
          <table:table-cell table:formula="of:=[.O452]*[.E452]" office:value-type="float" office:value="11.1098104666667" calcext:value-type="float">
            <text:p>11.109810466666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1" calcext:value-type="float">
            <text:p>47.1</text:p>
          </table:table-cell>
          <table:table-cell table:formula="of:=[.B453]*60" office:value-type="float" office:value="2826" calcext:value-type="float">
            <text:p>2826</text:p>
          </table:table-cell>
          <table:table-cell office:value-type="float" office:value="19.28" calcext:value-type="float">
            <text:p>19.28</text:p>
          </table:table-cell>
          <table:table-cell office:value-type="float" office:value="294" calcext:value-type="float">
            <text:p>29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797" calcext:value-type="float">
            <text:p>797</text:p>
          </table:table-cell>
          <table:table-cell office:value-type="float" office:value="717" calcext:value-type="float">
            <text:p>717</text:p>
          </table:table-cell>
          <table:table-cell table:formula="of:=[.D453]/[.B453]*60" office:value-type="float" office:value="24.5605095541401" calcext:value-type="float">
            <text:p>24.5605095541401</text:p>
          </table:table-cell>
          <table:table-cell table:formula="of:=[.D453]/[.C453]/[.E453]" office:value-type="float" office:value="0.0000232053189287038" calcext:value-type="float">
            <text:p>2.32053189287038E-05</text:p>
          </table:table-cell>
          <table:table-cell table:formula="of:=[.M453] * 1.60934" office:value-type="float" office:value="0.0000373452479647202" calcext:value-type="float">
            <text:p>3.73452479647202E-05</text:p>
          </table:table-cell>
          <table:table-cell table:formula="of:=[.N453]*1000" office:value-type="float" office:value="0.0373452479647202" calcext:value-type="float">
            <text:p>0.0373452479647202</text:p>
          </table:table-cell>
          <table:table-cell table:formula="of:=[.O453]*[.E453]" office:value-type="float" office:value="10.9795029016277" calcext:value-type="float">
            <text:p>10.979502901627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7" calcext:value-type="float">
            <text:p>47.7</text:p>
          </table:table-cell>
          <table:table-cell table:formula="of:=[.B454]*60" office:value-type="float" office:value="2862" calcext:value-type="float">
            <text:p>2862</text:p>
          </table:table-cell>
          <table:table-cell office:value-type="float" office:value="19.07" calcext:value-type="float">
            <text:p>19.07</text:p>
          </table:table-cell>
          <table:table-cell office:value-type="float" office:value="271" calcext:value-type="float">
            <text:p>271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454]/[.B454]*60" office:value-type="float" office:value="23.9874213836478" calcext:value-type="float">
            <text:p>23.9874213836478</text:p>
          </table:table-cell>
          <table:table-cell table:formula="of:=[.D454]/[.C454]/[.E454]" office:value-type="float" office:value="0.0000245873527917669" calcext:value-type="float">
            <text:p>2.45873527917669E-05</text:p>
          </table:table-cell>
          <table:table-cell table:formula="of:=[.M454] * 1.60934" office:value-type="float" office:value="0.0000395694103419022" calcext:value-type="float">
            <text:p>3.95694103419022E-05</text:p>
          </table:table-cell>
          <table:table-cell table:formula="of:=[.N454]*1000" office:value-type="float" office:value="0.0395694103419022" calcext:value-type="float">
            <text:p>0.0395694103419022</text:p>
          </table:table-cell>
          <table:table-cell table:formula="of:=[.O454]*[.E454]" office:value-type="float" office:value="10.7233102026555" calcext:value-type="float">
            <text:p>10.7233102026555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08/28/22</text:p>
          </table:table-cell>
          <table:table-cell office:value-type="float" office:value="50" calcext:value-type="float">
            <text:p>50</text:p>
          </table:table-cell>
          <table:table-cell table:formula="of:=[.B455]*60" office:value-type="float" office:value="3000" calcext:value-type="float">
            <text:p>3000</text:p>
          </table:table-cell>
          <table:table-cell office:value-type="float" office:value="20.36" calcext:value-type="float">
            <text:p>20.36</text:p>
          </table:table-cell>
          <table:table-cell office:value-type="float" office:value="286" calcext:value-type="float">
            <text:p>286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455]/[.B455]*60" office:value-type="float" office:value="24.432" calcext:value-type="float">
            <text:p>24.432</text:p>
          </table:table-cell>
          <table:table-cell table:formula="of:=[.D455]/[.C455]/[.E455]" office:value-type="float" office:value="0.0000237296037296037" calcext:value-type="float">
            <text:p>2.37296037296037E-05</text:p>
          </table:table-cell>
          <table:table-cell table:formula="of:=[.M455] * 1.60934" office:value-type="float" office:value="0.0000381890004662005" calcext:value-type="float">
            <text:p>3.81890004662005E-05</text:p>
          </table:table-cell>
          <table:table-cell table:formula="of:=[.N455]*1000" office:value-type="float" office:value="0.0381890004662005" calcext:value-type="float">
            <text:p>0.0381890004662005</text:p>
          </table:table-cell>
          <table:table-cell table:formula="of:=[.O455]*[.E455]" office:value-type="float" office:value="10.9220541333333" calcext:value-type="float">
            <text:p>10.9220541333333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float" office:value="47.1" calcext:value-type="float">
            <text:p>47.1</text:p>
          </table:table-cell>
          <table:table-cell table:formula="of:=[.B456]*60" office:value-type="float" office:value="2826" calcext:value-type="float">
            <text:p>2826</text:p>
          </table:table-cell>
          <table:table-cell office:value-type="float" office:value="19.57" calcext:value-type="float">
            <text:p>19.57</text:p>
          </table:table-cell>
          <table:table-cell office:value-type="float" office:value="300" calcext:value-type="float">
            <text:p>300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9" calcext:value-type="float">
            <text:p>759</text:p>
          </table:table-cell>
          <table:table-cell table:formula="of:=[.D456]/[.B456]*60" office:value-type="float" office:value="24.9299363057325" calcext:value-type="float">
            <text:p>24.9299363057325</text:p>
          </table:table-cell>
          <table:table-cell table:formula="of:=[.D456]/[.C456]/[.E456]" office:value-type="float" office:value="0.0000230832743571597" calcext:value-type="float">
            <text:p>2.30832743571597E-05</text:p>
          </table:table-cell>
          <table:table-cell table:formula="of:=[.M456] * 1.60934" office:value-type="float" office:value="0.0000371488367539514" calcext:value-type="float">
            <text:p>3.71488367539514E-05</text:p>
          </table:table-cell>
          <table:table-cell table:formula="of:=[.N456]*1000" office:value-type="float" office:value="0.0371488367539514" calcext:value-type="float">
            <text:p>0.0371488367539514</text:p>
          </table:table-cell>
          <table:table-cell table:formula="of:=[.O456]*[.E456]" office:value-type="float" office:value="11.1446510261854" calcext:value-type="float">
            <text:p>11.1446510261854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float" office:value="49.4" calcext:value-type="float">
            <text:p>49.4</text:p>
          </table:table-cell>
          <table:table-cell table:formula="of:=[.B457]*60" office:value-type="float" office:value="2964" calcext:value-type="float">
            <text:p>2964</text:p>
          </table:table-cell>
          <table:table-cell office:value-type="float" office:value="20.25" calcext:value-type="float">
            <text:p>20.25</text:p>
          </table:table-cell>
          <table:table-cell office:value-type="float" office:value="289" calcext:value-type="float">
            <text:p>289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809" calcext:value-type="float">
            <text:p>809</text:p>
          </table:table-cell>
          <table:table-cell office:value-type="float" office:value="732" calcext:value-type="float">
            <text:p>732</text:p>
          </table:table-cell>
          <table:table-cell table:formula="of:=[.D457]/[.B457]*60" office:value-type="float" office:value="24.5951417004049" calcext:value-type="float">
            <text:p>24.5951417004049</text:p>
          </table:table-cell>
          <table:table-cell table:formula="of:=[.D457]/[.C457]/[.E457]" office:value-type="float" office:value="0.0000236400823725537" calcext:value-type="float">
            <text:p>2.36400823725537E-05</text:p>
          </table:table-cell>
          <table:table-cell table:formula="of:=[.M457] * 1.60934" office:value-type="float" office:value="0.0000380449301654456" calcext:value-type="float">
            <text:p>3.80449301654456E-05</text:p>
          </table:table-cell>
          <table:table-cell table:formula="of:=[.N457]*1000" office:value-type="float" office:value="0.0380449301654456" calcext:value-type="float">
            <text:p>0.0380449301654456</text:p>
          </table:table-cell>
          <table:table-cell table:formula="of:=[.O457]*[.E457]" office:value-type="float" office:value="10.9949848178138" calcext:value-type="float">
            <text:p>10.9949848178138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09/02/22</text:p>
          </table:table-cell>
          <table:table-cell office:value-type="float" office:value="46.5" calcext:value-type="float">
            <text:p>46.5</text:p>
          </table:table-cell>
          <table:table-cell table:formula="of:=[.B458]*60" office:value-type="float" office:value="2790" calcext:value-type="float">
            <text:p>2790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table:formula="of:=[.D458]/[.B458]*60" office:value-type="float" office:value="25.1483870967742" calcext:value-type="float">
            <text:p>25.1483870967742</text:p>
          </table:table-cell>
          <table:table-cell table:formula="of:=[.D458]/[.C458]/[.E458]" office:value-type="float" office:value="0.0000232081829981305" calcext:value-type="float">
            <text:p>2.32081829981305E-05</text:p>
          </table:table-cell>
          <table:table-cell table:formula="of:=[.M458] * 1.60934" office:value-type="float" office:value="0.0000373498572262113" calcext:value-type="float">
            <text:p>3.73498572262113E-05</text:p>
          </table:table-cell>
          <table:table-cell table:formula="of:=[.N458]*1000" office:value-type="float" office:value="0.0373498572262113" calcext:value-type="float">
            <text:p>0.0373498572262113</text:p>
          </table:table-cell>
          <table:table-cell table:formula="of:=[.O458]*[.E458]" office:value-type="float" office:value="11.2423070250896" calcext:value-type="float">
            <text:p>11.2423070250896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11])" office:value-type="float" office:value="0.0000262177056246049" calcext:value-type="float">
            <text:p>2.62177056246049E-05</text:p>
          </table:table-cell>
          <table:table-cell table:formula="of:=AVERAGE([.N2:.N411])" office:value-type="float" office:value="0.0000421932023699017" calcext:value-type="float">
            <text:p>4.21932023699017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9-02T17:05:36.399491840</dc:date>
    <meta:editing-duration>P1DT6H53M56S</meta:editing-duration>
    <meta:editing-cycles>198</meta:editing-cycles>
    <meta:generator>LibreOffice/7.4.1.1$Linux_X86_64 LibreOffice_project/40$Build-1</meta:generator>
    <meta:document-statistic meta:table-count="1" meta:cell-count="7118" meta:object-count="0"/>
  </office:meta>
</office:document-meta>
</file>